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839in"/>
    </style:style>
    <style:style style:name="co2" style:family="table-column">
      <style:table-column-properties fo:break-before="auto" style:column-width="1.5126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f9f9f9" style:text-outline="false" style:text-line-through-style="none" style:text-line-through-typ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2.8362in" svg:y="0.0394in">
            <draw:object draw:notify-on-update-of-ranges="Sheet1.A1:Sheet1.A96 Sheet1.B1:Sheet1.B9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2" table:default-cell-style-name="Default"/>
        <table:table-row table:style-name="ro1">
          <table:table-cell office:value-type="float" office:value="5" calcext:value-type="float">
            <text:p>5</text:p>
          </table:table-cell>
          <table:table-cell table:style-name="Default" office:value-type="float" office:value="23.134" calcext:value-type="float">
            <text:p>23.134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Default" office:value-type="float" office:value="18.664" calcext:value-type="float">
            <text:p>18.664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Default" office:value-type="float" office:value="16.842" calcext:value-type="float">
            <text:p>16.842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Default" office:value-type="float" office:value="15.302" calcext:value-type="float">
            <text:p>15.302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.604" calcext:value-type="float">
            <text:p>14.604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.73" calcext:value-type="float">
            <text:p>13.73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.836" calcext:value-type="float">
            <text:p>12.836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.392" calcext:value-type="float">
            <text:p>12.392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.272" calcext:value-type="float">
            <text:p>12.272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.164" calcext:value-type="float">
            <text:p>12.164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.064" calcext:value-type="float">
            <text:p>12.064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.006" calcext:value-type="float">
            <text:p>12.006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1.944" calcext:value-type="float">
            <text:p>11.944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1.924" calcext:value-type="float">
            <text:p>11.924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1.998" calcext:value-type="float">
            <text:p>11.998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2.106" calcext:value-type="float">
            <text:p>12.106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2.18" calcext:value-type="float">
            <text:p>12.18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2.248" calcext:value-type="float">
            <text:p>12.248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2.33" calcext:value-type="float">
            <text:p>12.33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2.344" calcext:value-type="float">
            <text:p>12.344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2.45" calcext:value-type="float">
            <text:p>12.45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2.67" calcext:value-type="float">
            <text:p>12.67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3.03" calcext:value-type="float">
            <text:p>13.03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3.11" calcext:value-type="float">
            <text:p>13.11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3.222" calcext:value-type="float">
            <text:p>13.222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3.386" calcext:value-type="float">
            <text:p>13.386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3.486" calcext:value-type="float">
            <text:p>13.486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3.694" calcext:value-type="float">
            <text:p>13.694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4.026" calcext:value-type="float">
            <text:p>14.026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4.23" calcext:value-type="float">
            <text:p>14.23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4.338" calcext:value-type="float">
            <text:p>14.338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4.62" calcext:value-type="float">
            <text:p>14.62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4.8" calcext:value-type="float">
            <text:p>14.8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5.054" calcext:value-type="float">
            <text:p>15.054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5.39" calcext:value-type="float">
            <text:p>15.39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5.542" calcext:value-type="float">
            <text:p>15.542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5.934" calcext:value-type="float">
            <text:p>15.934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6.05" calcext:value-type="float">
            <text:p>16.05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6.232" calcext:value-type="float">
            <text:p>16.232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6.534" calcext:value-type="float">
            <text:p>16.534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6.648" calcext:value-type="float">
            <text:p>16.648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6.992" calcext:value-type="float">
            <text:p>16.992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7.288" calcext:value-type="float">
            <text:p>17.288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7.62" calcext:value-type="float">
            <text:p>17.62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7.79" calcext:value-type="float">
            <text:p>17.79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7.936" calcext:value-type="float">
            <text:p>17.936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8.34" calcext:value-type="float">
            <text:p>18.34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8.928" calcext:value-type="float">
            <text:p>18.928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9.086" calcext:value-type="float">
            <text:p>19.086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9.07" calcext:value-type="float">
            <text:p>19.07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9.472" calcext:value-type="float">
            <text:p>19.472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0.004" calcext:value-type="float">
            <text:p>20.004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0.408" calcext:value-type="float">
            <text:p>20.408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0.43" calcext:value-type="float">
            <text:p>20.43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0.658" calcext:value-type="float">
            <text:p>20.658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1.198" calcext:value-type="float">
            <text:p>21.198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1.618" calcext:value-type="float">
            <text:p>21.618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1.91" calcext:value-type="float">
            <text:p>21.91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2.084" calcext:value-type="float">
            <text:p>22.084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2.492" calcext:value-type="float">
            <text:p>22.492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2.722" calcext:value-type="float">
            <text:p>22.722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3.022" calcext:value-type="float">
            <text:p>23.022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3.39" calcext:value-type="float">
            <text:p>23.39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3.76" calcext:value-type="float">
            <text:p>23.76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4.506" calcext:value-type="float">
            <text:p>24.506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4.956" calcext:value-type="float">
            <text:p>24.956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5.104" calcext:value-type="float">
            <text:p>25.104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5.466" calcext:value-type="float">
            <text:p>25.466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5.434" calcext:value-type="float">
            <text:p>25.434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6.056" calcext:value-type="float">
            <text:p>26.056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6.15" calcext:value-type="float">
            <text:p>26.15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27.124" calcext:value-type="float">
            <text:p>27.124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7.18" calcext:value-type="float">
            <text:p>27.18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7.736" calcext:value-type="float">
            <text:p>27.736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8.038" calcext:value-type="float">
            <text:p>28.038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7.85" calcext:value-type="float">
            <text:p>27.85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8.398" calcext:value-type="float">
            <text:p>28.398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8.536" calcext:value-type="float">
            <text:p>28.536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8.738" calcext:value-type="float">
            <text:p>28.738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9.24" calcext:value-type="float">
            <text:p>29.24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30.038" calcext:value-type="float">
            <text:p>30.038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30.744" calcext:value-type="float">
            <text:p>30.744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31.54" calcext:value-type="float">
            <text:p>31.54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31.684" calcext:value-type="float">
            <text:p>31.684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32.32" calcext:value-type="float">
            <text:p>32.32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2.326" calcext:value-type="float">
            <text:p>32.326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32.252" calcext:value-type="float">
            <text:p>32.252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32.944" calcext:value-type="float">
            <text:p>32.944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34.908" calcext:value-type="float">
            <text:p>34.908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39.928" calcext:value-type="float">
            <text:p>39.928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37.244" calcext:value-type="float">
            <text:p>37.244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37.824" calcext:value-type="float">
            <text:p>37.824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39.248" calcext:value-type="float">
            <text:p>39.248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39.372" calcext:value-type="float">
            <text:p>39.372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38.818" calcext:value-type="float">
            <text:p>38.818</text:p>
          </table:table-cell>
          <table:table-cell/>
        </table:table-row>
        <table:table-row table:style-name="ro1">
          <table:table-cell table:style-name="Default"/>
          <table:table-cell office:value-type="float" office:value="37.824" calcext:value-type="float">
            <text:p>37.824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25T15:24:39.579000000</meta:creation-date>
    <dc:date>2015-04-25T16:11:11.548000000</dc:date>
    <meta:editing-duration>PT51S</meta:editing-duration>
    <meta:editing-cycles>1</meta:editing-cycles>
    <meta:document-statistic meta:table-count="1" meta:cell-count="191" meta:object-count="1"/>
    <meta:generator>LibreOffice/4.2.5.2$Windows_x86 LibreOffice_project/61cb170a04bb1f12e77c884eab9192be736ec5f5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737cm" svg:y="4.201cm" style:legend-expansion="high" chart:style-name="ch2"/>
        <chart:plot-area chart:style-name="ch3" table:cell-range-address="Sheet1.A1:Sheet1.B96" chart:data-source-has-labels="column" svg:x="0.77cm" svg:y="0.855cm" svg:width="12.327cm" svg:height="7.545cm">
          <chartooo:coordinate-region svg:x="1.391cm" svg:y="1.054cm" svg:width="11.706cm" svg:height="6.554cm"/>
          <chart:axis chart:dimension="x" chart:name="primary-x" chart:style-name="ch4" chartooo:axis-type="auto">
            <chartooo:date-scale/>
            <chart:categories table:cell-range-address="Sheet1.A1:Sheet1.A9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1:Sheet1.B96" chart:class="chart:bar">
            <chart:data-point chart:repeated="9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float" office:value="5">
                <text:p>10</text:p>
                <draw:g>
                  <svg:desc>Sheet1.A1:Sheet1.A96</svg:desc>
                </draw:g>
              </table:table-cell>
              <table:table-cell office:value-type="float" office:value="23.134">
                <text:p>23.134</text:p>
                <draw:g>
                  <svg:desc>Sheet1.B1:Sheet1.B96</svg:desc>
                </draw:g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8.664">
                <text:p>18.664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6.842">
                <text:p>16.842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5.302">
                <text:p>15.302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14.604">
                <text:p>14.60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3.73">
                <text:p>13.73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2.836">
                <text:p>12.836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2.392">
                <text:p>12.392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12.272">
                <text:p>12.272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12.164">
                <text:p>12.164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2.064">
                <text:p>12.064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2.006">
                <text:p>12.006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11.944">
                <text:p>11.944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11.924">
                <text:p>11.924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11.998">
                <text:p>11.998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2.106">
                <text:p>12.106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12.18">
                <text:p>12.18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12.248">
                <text:p>12.248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12.33">
                <text:p>12.33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12.344">
                <text:p>12.344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12.45">
                <text:p>12.45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12.67">
                <text:p>12.67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13.03">
                <text:p>13.03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13.11">
                <text:p>13.11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13.222">
                <text:p>13.222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3.386">
                <text:p>13.386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13.486">
                <text:p>13.486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13.694">
                <text:p>13.694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14.026">
                <text:p>14.026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14.23">
                <text:p>14.23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14.338">
                <text:p>14.338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14.62">
                <text:p>14.62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14.8">
                <text:p>14.8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15.054">
                <text:p>15.054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15.39">
                <text:p>15.39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5.542">
                <text:p>15.542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15.934">
                <text:p>15.934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16.05">
                <text:p>16.05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16.232">
                <text:p>16.232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16.534">
                <text:p>16.534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16.648">
                <text:p>16.648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16.992">
                <text:p>16.992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17.288">
                <text:p>17.288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17.62">
                <text:p>17.62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17.79">
                <text:p>17.79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7.936">
                <text:p>17.936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18.34">
                <text:p>18.34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18.928">
                <text:p>18.928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19.086">
                <text:p>19.086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19.07">
                <text:p>19.07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19.472">
                <text:p>19.472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20.004">
                <text:p>20.004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20.408">
                <text:p>20.408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20.43">
                <text:p>20.43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20.658">
                <text:p>20.658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21.198">
                <text:p>21.198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21.618">
                <text:p>21.618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21.91">
                <text:p>21.91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22.084">
                <text:p>22.084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22.492">
                <text:p>22.492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22.722">
                <text:p>22.722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23.022">
                <text:p>23.022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23.39">
                <text:p>23.39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23.76">
                <text:p>23.76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24.506">
                <text:p>24.506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24.956">
                <text:p>24.956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25.104">
                <text:p>25.104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25.466">
                <text:p>25.466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25.434">
                <text:p>25.434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26.056">
                <text:p>26.056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26.15">
                <text:p>26.15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27.124">
                <text:p>27.124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27.18">
                <text:p>27.18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27.736">
                <text:p>27.736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28.038">
                <text:p>28.038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27.85">
                <text:p>27.85</text:p>
              </table:table-cell>
            </table:table-row>
            <table:table-row>
              <table:table-cell office:value-type="float" office:value="81">
                <text:p>80</text:p>
              </table:table-cell>
              <table:table-cell office:value-type="float" office:value="28.398">
                <text:p>28.398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28.536">
                <text:p>28.536</text:p>
              </table:table-cell>
            </table:table-row>
            <table:table-row>
              <table:table-cell office:value-type="float" office:value="83">
                <text:p>80</text:p>
              </table:table-cell>
              <table:table-cell office:value-type="float" office:value="28.738">
                <text:p>28.738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29.24">
                <text:p>29.24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30.038">
                <text:p>30.038</text:p>
              </table:table-cell>
            </table:table-row>
            <table:table-row>
              <table:table-cell office:value-type="float" office:value="86">
                <text:p>90</text:p>
              </table:table-cell>
              <table:table-cell office:value-type="float" office:value="30.744">
                <text:p>30.744</text:p>
              </table:table-cell>
            </table:table-row>
            <table:table-row>
              <table:table-cell office:value-type="float" office:value="87">
                <text:p>90</text:p>
              </table:table-cell>
              <table:table-cell office:value-type="float" office:value="31.54">
                <text:p>31.54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31.684">
                <text:p>31.684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32.32">
                <text:p>32.32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32.326">
                <text:p>32.326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32.252">
                <text:p>32.252</text:p>
              </table:table-cell>
            </table:table-row>
            <table:table-row>
              <table:table-cell office:value-type="float" office:value="92">
                <text:p>90</text:p>
              </table:table-cell>
              <table:table-cell office:value-type="float" office:value="32.944">
                <text:p>32.944</text:p>
              </table:table-cell>
            </table:table-row>
            <table:table-row>
              <table:table-cell office:value-type="float" office:value="93">
                <text:p>90</text:p>
              </table:table-cell>
              <table:table-cell office:value-type="float" office:value="34.908">
                <text:p>34.908</text:p>
              </table:table-cell>
            </table:table-row>
            <table:table-row>
              <table:table-cell office:value-type="float" office:value="94">
                <text:p>90</text:p>
              </table:table-cell>
              <table:table-cell office:value-type="float" office:value="39.928">
                <text:p>39.928</text:p>
              </table:table-cell>
            </table:table-row>
            <table:table-row>
              <table:table-cell office:value-type="float" office:value="95">
                <text:p>100</text:p>
              </table:table-cell>
              <table:table-cell office:value-type="float" office:value="37.244">
                <text:p>37.244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37.824">
                <text:p>37.824</text:p>
              </table:table-cell>
            </table:table-row>
            <table:table-row>
              <table:table-cell office:value-type="float" office:value="97">
                <text:p>100</text:p>
              </table:table-cell>
              <table:table-cell office:value-type="float" office:value="39.248">
                <text:p>39.248</text:p>
              </table:table-cell>
            </table:table-row>
            <table:table-row>
              <table:table-cell office:value-type="float" office:value="98">
                <text:p>100</text:p>
              </table:table-cell>
              <table:table-cell office:value-type="float" office:value="39.372">
                <text:p>39.372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38.818">
                <text:p>38.8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7.824">
                <text:p>37.82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Windows_x86 LibreOffice_project/61cb170a04bb1f12e77c884eab9192be736ec5f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